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4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64ee6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5ba517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5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6" style:family="paragraph" style:parent-style-name="Standard" style:list-style-name="L1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37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38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2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1pt" officeooo:rsid="000e4fb5" officeooo:paragraph-rsid="005c2b62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7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48788c" style:font-name-asian="Times New Roman" style:font-name-complex="Times New Roman"/>
    </style:style>
    <style:style style:name="T18" style:family="text">
      <style:text-properties officeooo:rsid="00abddfa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34c8df" style:font-name-asian="Times New Roman" style:font-weight-asian="bold" style:font-name-complex="Times New Roman"/>
    </style:style>
    <style:style style:name="T24" style:family="text">
      <style:text-properties fo:font-weight="bold" officeooo:rsid="004cedfd" style:font-name-asian="Times New Roman" style:font-weight-asian="bold" style:font-name-complex="Times New Roman"/>
    </style:style>
    <style:style style:name="T25" style:family="text">
      <style:text-properties fo:font-weight="bold" officeooo:rsid="00519d75" style:font-name-asian="Times New Roman" style:font-weight-asian="bold" style:font-name-complex="Times New Roman"/>
    </style:style>
    <style:style style:name="T26" style:family="text">
      <style:text-properties fo:font-weight="bold" officeooo:rsid="0054b7fb" style:font-name-asian="Times New Roman" style:font-weight-asian="bold" style:font-name-complex="Times New Roman"/>
    </style:style>
    <style:style style:name="T27" style:family="text">
      <style:text-properties fo:font-weight="bold" officeooo:rsid="009640bb" style:font-name-asian="Times New Roman" style:font-weight-asian="bold" style:font-name-complex="Times New Roman"/>
    </style:style>
    <style:style style:name="T28" style:family="text">
      <style:text-properties fo:font-weight="bold" officeooo:rsid="00b39f93" style:font-name-asian="Times New Roman" style:font-weight-asian="bold" style:font-name-complex="Times New Roman"/>
    </style:style>
    <style:style style:name="T29" style:family="text">
      <style:text-properties fo:font-weight="bold" officeooo:rsid="00b68578" style:font-name-asian="Times New Roman" style:font-weight-asian="bold" style:font-name-complex="Times New Roman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2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3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4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5" style:family="text">
      <style:text-properties style:font-name="Times New Roman1" style:font-name-asian="Times New Roman" style:font-name-complex="Times New Roman"/>
    </style:style>
    <style:style style:name="T36" style:family="text">
      <style:text-properties style:font-name="Times New Roman1" officeooo:rsid="00661c07" style:font-name-asian="Times New Roman" style:font-name-complex="Times New Roman"/>
    </style:style>
    <style:style style:name="T37" style:family="text">
      <style:text-properties style:font-name="Times New Roman1" officeooo:rsid="00ab92d6" style:font-name-asian="Times New Roman" style:font-name-complex="Times New Roman"/>
    </style:style>
    <style:style style:name="T38" style:family="text">
      <style:text-properties style:font-name="Times New Roman1" officeooo:rsid="0049cebd" style:font-name-asian="Times New Roman" style:font-name-complex="Times New Roman"/>
    </style:style>
    <style:style style:name="T39" style:family="text">
      <style:text-properties style:font-name="Times New Roman1" officeooo:rsid="005f58db" style:font-name-asian="Times New Roman" style:font-name-complex="Times New Roman"/>
    </style:style>
    <style:style style:name="T40" style:family="text">
      <style:text-properties style:font-name="Times New Roman1" fo:font-weight="bold" style:font-name-asian="Times New Roman" style:font-weight-asian="bold" style:font-name-complex="Times New Roman"/>
    </style:style>
    <style:style style:name="T41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42" style:family="text">
      <style:text-properties fo:font-weight="normal" style:font-name-asian="Times New Roman" style:font-weight-asian="normal" style:font-name-complex="Times New Roman" style:font-weight-complex="normal"/>
    </style:style>
    <style:style style:name="T43" style:family="text">
      <style:text-properties officeooo:rsid="004afc09"/>
    </style:style>
    <style:style style:name="T44" style:family="text">
      <style:text-properties officeooo:rsid="004ebc8b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7625ad"/>
    </style:style>
    <style:style style:name="T47" style:family="text">
      <style:text-properties officeooo:rsid="007827c6"/>
    </style:style>
    <style:style style:name="T48" style:family="text">
      <style:text-properties officeooo:rsid="00895ac4"/>
    </style:style>
    <style:style style:name="T49" style:family="text">
      <style:text-properties officeooo:rsid="0089f0bb"/>
    </style:style>
    <style:style style:name="T50" style:family="text">
      <style:text-properties officeooo:rsid="00944618"/>
    </style:style>
    <style:style style:name="T51" style:family="text">
      <style:text-properties officeooo:rsid="009640bb"/>
    </style:style>
    <style:style style:name="T52" style:family="text">
      <style:text-properties officeooo:rsid="00981c0d"/>
    </style:style>
    <style:style style:name="T53" style:family="text">
      <style:text-properties officeooo:rsid="009cd2a1"/>
    </style:style>
    <style:style style:name="T54" style:family="text">
      <style:text-properties officeooo:rsid="009ed8f9"/>
    </style:style>
    <style:style style:name="T55" style:family="text">
      <style:text-properties officeooo:rsid="00a86e26"/>
    </style:style>
    <style:style style:name="T56" style:family="text">
      <style:text-properties officeooo:rsid="00b39f93"/>
    </style:style>
    <style:style style:name="T57" style:family="text">
      <style:text-properties officeooo:rsid="00b71224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5"><text:bookmark text:name="page1"/>DAVID SOLODUKHIN</text:p>
        <text:p text:style-name="P2"/>
        <text:p text:style-name="P3">EDUCATION</text:p>
        <text:p text:style-name="P18"/>
        <text:p text:style-name="P1"><text:s/>U.S. CITIZEN | 914-564-8872 | DAVID.SOLODUKHIN@GATECH.EDU</text:p>
      </text:section>
      <text:section text:style-name="Sect2" text:name="Section2">
        <text:p text:style-name="P4"/>
        <text:p text:style-name="P33">Georgia Institute of Technology - Atlanta, GA<text:tab/> <text:s text:c="8"/>Grad. <text:span text:style-name="T56">Apr </text:span>20<text:span text:style-name="T57">20</text:span></text:p>
        <text:p text:style-name="P32">Candidate for B.S. in Computer Science</text:p>
        <text:p text:style-name="P34">GPA: 3.96/4.0</text:p>
        <text:p text:style-name="P28"><text:span text:style-name="T12">Orgs</text:span><text:span text:style-name="T1">: Grey Hat Security CTF team: web exploit engineer, </text:span><text:span text:style-name="T3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20"><text:span text:style-name="T27">VMware</text:span><text:span text:style-name="T19"> – </text:span><text:span text:style-name="T27">Palo Alto, CA</text:span><text:span text:style-name="T16"><text:tab/><text:tab/> </text:span><text:span text:style-name="T27">May</text:span><text:span text:style-name="T19"> 201</text:span><text:span text:style-name="T26">9</text:span><text:span text:style-name="T19"> – </text:span><text:span text:style-name="T23"><text:s/></text:span><text:span text:style-name="T25">Present</text:span></text:p>
        <text:p text:style-name="P25"><text:span text:style-name="T51">Software Engineer Intern </text:span>– <text:span text:style-name="T51">VM Platform</text:span></text:p>
        <text:p text:style-name="P10"/>
        <text:p text:style-name="P16"/>
        <text:list xml:id="list3826175747" text:style-name="WW8Num2">
          <text:list-item>
            <text:p text:style-name="P38"><text:span text:style-name="T54">Designed and built a scalable, container-runtime independent solution for managing containers running in a Linux virtual machine. </text:span><text:s/><text:span text:style-name="T54">This solution efficiently gathers container stats/info by communicating directly with the exposed Linux kernel APIs which make containerization feasible. </text:span>(C, <text:span text:style-name="T53">Golang</text:span>)</text:p>
          </text:list-item>
        </text:list>
        <text:p text:style-name="P12"/>
        <text:p text:style-name="P23"><text:span text:style-name="T19">Prudential Financial – </text:span><text:span text:style-name="T16">Newark, NJ <text:s text:c="91"/></text:span><text:span text:style-name="T19">May 2018 – Aug 2018</text:span></text:p>
        <text:p text:style-name="P27">Software Engineer Intern, Enterprise Services &amp; Systems</text:p>
        <text:p text:style-name="P13"/>
        <text:list xml:id="list2999036571" text:style-name="WW8Num1">
          <text:list-item>
            <text:p text:style-name="P42"><text:span text:style-name="T52">Added several features to</text:span> <text:span text:style-name="T52">an internal</text:span> <text:span text:style-name="T52">m</text:span>etadata <text:span text:style-name="T52">m</text:span>anagement <text:span text:style-name="T52">s</text:span>ystem, enabling lower query latency <text:span text:style-name="T55">and </text:span>a wider array of query protocols.</text:p>
          </text:list-item>
        </text:list>
        <text:p text:style-name="P15"/>
        <text:list xml:id="list210834166635757" text:continue-numbering="true" text:style-name="WW8Num1">
          <text:list-item>
            <text:list>
              <text:list-item>
                <text:list>
                  <text:list-item>
                    <text:p text:style-name="P43">Added frontend features using ReactJS (previously JSP) and rewrote Struts2 MVC functionality in Spring MVC(Web).</text:p>
                  </text:list-item>
                </text:list>
              </text:list-item>
              <text:list-item>
                <text:p text:style-name="P44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1"><text:span text:style-name="T24">Georgia Tech Database Research Group</text:span><text:span text:style-name="T19"> - </text:span><text:span text:style-name="T16">Georgia Tech<text:tab/> <text:s text:c="10"/></text:span><text:span text:style-name="T25">Feb</text:span><text:span text:style-name="T19"> 201</text:span><text:span text:style-name="T26">9</text:span><text:span text:style-name="T19"> – </text:span><text:span text:style-name="T23"><text:s/></text:span><text:span text:style-name="T28">May 2019</text:span></text:p>
        <text:p text:style-name="P26">Undergraduate Research<text:span text:style-name="T44">er </text:span>– Dr. <text:span text:style-name="T44">Joy Arulraj – </text:span><text:span text:style-name="T41">Accelerating Data Analytics using Logical Zone Maps</text:span></text:p>
        <text:p text:style-name="P11"/>
        <text:p text:style-name="P17"/>
        <text:list xml:id="list210834207994263" text:continue-list="list3826175747" text:style-name="WW8Num2">
          <text:list-item>
            <text:p text:style-name="P39">Aided in designing new logical indexing structure<text:span text:style-name="T50">s</text:span> used for caching <text:span text:style-name="T47">statistical </text:span>aggregates for subsets of data. <text:span text:style-name="T50">Implemented mock dbms components</text:span> <text:span text:style-name="T46">such as a mixture model engine which would evaluate new indexing techniques as well as support approximate query processing. <text:s/>(C++)</text:span></text:p>
          </text:list-item>
        </text:list>
        <text:p text:style-name="P22"><text:span text:style-name="T20">College of Computing - </text:span><text:span text:style-name="T42">Georgia Tech</text:span><text:span text:style-name="T16"><text:tab/> <text:s text:c="11"/></text:span><text:span text:style-name="T21">Jan 201</text:span><text:span text:style-name="T22">9</text:span><text:span text:style-name="T19"> – </text:span><text:span text:style-name="T29">May 2019</text:span></text:p>
        <text:p text:style-name="P30"><text:span text:style-name="T32">Undergraduate </text:span><text:span text:style-name="T33">Teaching</text:span><text:span text:style-name="T32"> Assistant – </text:span><text:span text:style-name="T34">Design and Analysis of Operating Systems</text:span></text:p>
        <text:list xml:id="list210833541947449" text:continue-numbering="true" text:style-name="WW8Num2">
          <text:list-item>
            <text:p text:style-name="P45">Responsibilities consist of <text:span text:style-name="T49">grading, </text:span>hosting office hours to help students understand key operating systems <text:span text:style-name="T48">concepts and learn </text:span>kernel programming. </text:p>
          </text:list-item>
        </text:list>
        <text:p text:style-name="P19"><text:span text:style-name="T19">Institute for Information Security and Privacy - </text:span><text:span text:style-name="T16">Georgia Tec</text:span><text:span text:style-name="T18">h <text:s text:c="48"/></text:span><text:span text:style-name="T19">Oct 2017 – </text:span><text:span text:style-name="T23">Oc</text:span><text:span text:style-name="T29">t</text:span><text:span text:style-name="T23"> 2018</text:span></text:p>
        <text:p text:style-name="P24">Undergraduate Research<text:span text:style-name="T44">er</text:span> – Dr. Taesoo Kim – <text:span text:style-name="T43">Fuzzification: Anti-Fuzzing Techniques</text:span></text:p>
        <text:p text:style-name="P14"/>
        <text:list xml:id="list210834399874764" text:continue-numbering="true" text:style-name="WW8Num2">
          <text:list-item>
            <text:p text:style-name="P46">Designed and evaluated new anti-fuzzing techniques to slow down modern fuzzers and protect software from malicious fuzzing.</text:p>
          </text:list-item>
          <text:list-item>
            <text:p text:style-name="P40"><text:span text:style-name="T16">Wrote LLVM passes in </text:span><text:span text:style-name="T19">C++</text:span><text:span text:style-name="T16"> to implement anti-fuzzing techniques in existing Linux executables.</text:span></text:p>
          </text:list-item>
        </text:list>
        <text:p text:style-name="P15"/>
        <text:list xml:id="list210834271804670" text:continue-numbering="true" text:style-name="WW8Num2">
          <text:list-item>
            <text:p text:style-name="P47"><text:span text:style-name="T16">Automated </text:span><text:span text:style-name="T17">source-code </text:span><text:span text:style-name="T16">instrumentation, unit testing of anti-fuzzing methods as well as analysis and plotting of fuzzing statistics with </text:span><text:span text:style-name="T19">Python</text:span><text:span text:style-name="T16">.</text:span></text:p>
          </text:list-item>
        </text:list>
        <text:p text:style-name="P15"/>
        <text:list xml:id="list210835264672952" text:continue-numbering="true" text:style-name="WW8Num2">
          <text:list-item>
            <text:p text:style-name="P41"><text:span text:style-name="T35">Revised and edited final paper which was </text:span><text:span text:style-name="T36">accepted in</text:span><text:span text:style-name="T37">to</text:span><text:span text:style-name="T35"> USENIX</text:span><text:span text:style-name="T38">(201</text:span><text:span text:style-name="T39">9</text:span><text:span text:style-name="T38">)</text:span></text:p>
          </text:list-item>
        </text:list>
        <text:p text:style-name="P8"><text:span text:style-name="T15">PROJECTS – </text:span><text:a xlink:type="simple" xlink:href="http://github.davidthats.me/" text:style-name="Internet_20_link" text:visited-style-name="Visited_20_Internet_20_Link"><text:span text:style-name="T31">GITHUB.DAVIDTHATS.ME</text:span></text:a></text:p>
        <text:list xml:id="list3981469961" text:style-name="L1">
          <text:list-item>
            <text:p text:style-name="P36">Jinho Jung, Hong Hu, <text:span text:style-name="T30">David Solodukhin</text:span>, Daniel Pagan, Kyu Hyung Lee, and Taesoo Kim. <text:span text:style-name="T30">Fuzzification: Anti-Fuzzing Techniques </text:span>(to appear). <text:span text:style-name="T45">In Proceedings of the 28th USENIX Security Symposium (Security 2019)</text:span>, Santa Clara, CA, August 2019.</text:p>
          </text:list-item>
          <text:list-item>
            <text:p text:style-name="P37"><text:span text:style-name="T40">Linux Kernel Modules </text:span><text:span text:style-name="T35">(kernel v4.15.18): Developed a module which starts a UDP server process within the kernel for</text:span><text:span text:style-name="T40"> </text:span><text:span text:style-name="T35">transmitting O.S. filesystem, process stats. Implemented a kernel module for network traffic artificial throttling and packet proxy. Modules were written in C.</text:span></text:p>
          </text:list-item>
          <text:list-item>
            <text:p text:style-name="P37"><text:span text:style-name="T40">Wolfram Alpha Bug: </text:span><text:span text:style-name="T35">Found SSRF vulnerability in Wolfram Alpha’s api giving access to premium features for free. Contacted WA team and exploit was patched.</text:span></text:p>
          </text:list-item>
        </text:list>
        <text:p text:style-name="P5"/>
        <text:p text:style-name="P6">SKILLS</text:p>
        <text:p text:style-name="P4"/>
        <text:p text:style-name="P29"><text:span text:style-name="T12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7"/>
        <text:p text:style-name="P31"><text:span text:style-name="T14">Systems, </text:span><text:span text:style-name="T12">Technologie</text:span><text:span text:style-name="T13">s/</text:span><text:span text:style-name="T12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8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21:08:33.080514319</dc:date>
    <meta:editing-duration>PT3H57M44S</meta:editing-duration>
    <meta:editing-cycles>161</meta:editing-cycles>
    <meta:generator>LibreOffice/6.2.5.2$Linux_X86_64 LibreOffice_project/20$Build-2</meta:generator>
    <meta:document-statistic meta:table-count="0" meta:image-count="0" meta:object-count="0" meta:page-count="1" meta:paragraph-count="36" meta:word-count="520" meta:character-count="3859" meta:non-whitespace-character-count="3195"/>
  </office:meta>
</office:document-meta>
</file>